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 PL New Sung" svg:font-family="'AR PL New Sung'"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office:font-face-decls>
  <office:automatic-styles>
    <style:style style:name="P1" style:family="paragraph" style:parent-style-name="Standard" style:list-style-name="L2">
      <style:text-properties officeooo:rsid="000fc7d5" officeooo:paragraph-rsid="000fc7d5"/>
    </style:style>
    <style:style style:name="P2" style:family="paragraph" style:parent-style-name="Standard" style:list-style-name="L2">
      <style:text-properties officeooo:rsid="000fc7d5" officeooo:paragraph-rsid="0017753a"/>
    </style:style>
    <style:style style:name="P3" style:family="paragraph" style:parent-style-name="Standard">
      <style:text-properties officeooo:rsid="000fc7d5" officeooo:paragraph-rsid="000fc7d5"/>
    </style:style>
    <style:style style:name="P4" style:family="paragraph" style:parent-style-name="Standard">
      <style:text-properties officeooo:paragraph-rsid="000fc7d5"/>
    </style:style>
    <style:style style:name="P5" style:family="paragraph" style:parent-style-name="Standard" style:list-style-name="L2">
      <style:text-properties officeooo:rsid="0010ac47" officeooo:paragraph-rsid="0010ac47"/>
    </style:style>
    <style:style style:name="P6" style:family="paragraph" style:parent-style-name="Standard" style:list-style-name="L2">
      <style:text-properties officeooo:rsid="001199ec" officeooo:paragraph-rsid="001199ec"/>
    </style:style>
    <style:style style:name="P7" style:family="paragraph" style:parent-style-name="Standard" style:list-style-name="L2">
      <style:text-properties officeooo:rsid="001199ec" officeooo:paragraph-rsid="0014c157"/>
    </style:style>
    <style:style style:name="P8" style:family="paragraph" style:parent-style-name="Standard" style:list-style-name="L2">
      <style:text-properties officeooo:rsid="0012e8aa" officeooo:paragraph-rsid="0012e8aa"/>
    </style:style>
    <style:style style:name="P9" style:family="paragraph" style:parent-style-name="Standard" style:list-style-name="L2">
      <style:text-properties officeooo:rsid="0012e8aa" officeooo:paragraph-rsid="0016c0ca"/>
    </style:style>
    <style:style style:name="P10" style:family="paragraph" style:parent-style-name="Standard" style:list-style-name="L2">
      <style:text-properties officeooo:rsid="0014c157" officeooo:paragraph-rsid="0014c157"/>
    </style:style>
    <style:style style:name="P11" style:family="paragraph" style:parent-style-name="Standard" style:list-style-name="L2">
      <style:text-properties officeooo:rsid="0014c157" officeooo:paragraph-rsid="0016c0ca"/>
    </style:style>
    <style:style style:name="P12" style:family="paragraph" style:parent-style-name="Standard" style:list-style-name="L2">
      <style:text-properties officeooo:rsid="0016c0ca" officeooo:paragraph-rsid="0016c0ca"/>
    </style:style>
    <style:style style:name="P13" style:family="paragraph" style:parent-style-name="Standard" style:list-style-name="L2">
      <style:text-properties officeooo:rsid="0017753a" officeooo:paragraph-rsid="0017753a"/>
    </style:style>
    <style:style style:name="P14" style:family="paragraph" style:parent-style-name="Standard" style:list-style-name="L2">
      <style:text-properties officeooo:rsid="0018560c" officeooo:paragraph-rsid="0018560c"/>
    </style:style>
    <style:style style:name="P15" style:family="paragraph" style:parent-style-name="Standard" style:list-style-name="L2">
      <style:text-properties officeooo:rsid="001a2292" officeooo:paragraph-rsid="001a2292"/>
    </style:style>
    <style:style style:name="T1" style:family="text">
      <style:text-properties officeooo:rsid="000fc7d5"/>
    </style:style>
    <style:style style:name="T2" style:family="text">
      <style:text-properties style:text-position="super 58%"/>
    </style:style>
    <style:style style:name="T3" style:family="text">
      <style:text-properties style:text-position="0% 100%"/>
    </style:style>
    <style:style style:name="T4" style:family="text">
      <style:text-properties officeooo:rsid="001199ec"/>
    </style:style>
    <style:style style:name="T5" style:family="text">
      <style:text-properties officeooo:rsid="0014c157"/>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January 17<text:span text:style-name="T2">th</text:span>, 2023</text:p>
      <text:p text:style-name="P3">Kitkat Dambeck</text:p>
      <text:p text:style-name="P3">4D Fundamentals</text:p>
      <text:p text:style-name="P4"><text:span text:style-name="T1">Introduction </text:span></text:p>
      <text:p text:style-name="P4"/>
      <text:list xml:id="list3698886776" text:style-name="L2">
        <text:list-item>
          <text:p text:style-name="P15">Course summery. </text:p>
          <text:list>
            <text:list-item>
              <text:p text:style-name="P10">The 4<text:span text:style-name="T2">th</text:span> D is time. Art in four dimensions. </text:p>
            </text:list-item>
            <text:list-item>
              <text:p text:style-name="P10">Make art and express my voice. </text:p>
            </text:list-item>
            <text:list-item>
              <text:p text:style-name="P10">Connect with peers.</text:p>
            </text:list-item>
            <text:list-item>
              <text:p text:style-name="P10">Standard Mason Gross stuff. </text:p>
            </text:list-item>
          </text:list>
        </text:list-item>
        <text:list-item>
          <text:p text:style-name="P15">Resources. </text:p>
          <text:list>
            <text:list-item>
              <text:p text:style-name="P15">Somewhere in the syllabus there was a list of sources for finding video footage. </text:p>
            </text:list-item>
          </text:list>
        </text:list-item>
        <text:list-item>
          <text:p text:style-name="P1">Critiques.</text:p>
          <text:list>
            <text:list-item>
              <text:p text:style-name="P1">QCQ format.</text:p>
            </text:list-item>
            <text:list-item>
              <text:p text:style-name="P1">When presenting, need to have ready:</text:p>
              <text:list>
                <text:list-item>
                  <text:p text:style-name="P1">A question about the work I am presenting.</text:p>
                </text:list-item>
                <text:list-item>
                  <text:p text:style-name="P1">A comment someone made about my work.</text:p>
                </text:list-item>
                <text:list-item>
                  <text:p text:style-name="P1">A quote that has stuck with me.</text:p>
                  <text:list>
                    <text:list-item>
                      <text:p text:style-name="P1">Cite source.</text:p>
                    </text:list-item>
                  </text:list>
                </text:list-item>
              </text:list>
            </text:list-item>
          </text:list>
        </text:list-item>
        <text:list-item>
          <text:p text:style-name="P5">Study tips.</text:p>
          <text:list>
            <text:list-item>
              <text:p text:style-name="P5">Check email everyday.</text:p>
            </text:list-item>
            <text:list-item>
              <text:p text:style-name="P5">Plan ahead.<text:tab/></text:p>
              <text:list>
                <text:list-item>
                  <text:p text:style-name="P5">Semester long work calendar. </text:p>
                </text:list-item>
              </text:list>
            </text:list-item>
            <text:list-item>
              <text:p text:style-name="P5">Don’t pull all nighters.</text:p>
            </text:list-item>
            <text:list-item>
              <text:p text:style-name="P5">Order materials in advanced. </text:p>
            </text:list-item>
            <text:list-item>
              <text:p text:style-name="P6">Learn/pay attention to how I work best.</text:p>
            </text:list-item>
            <text:list-item>
              <text:p text:style-name="P6">Create conceptual maps. Work out ideas.</text:p>
            </text:list-item>
            <text:list-item>
              <text:p text:style-name="P6">Reach out for help when you get stuck. </text:p>
            </text:list-item>
          </text:list>
        </text:list-item>
        <text:list-item>
          <text:p text:style-name="P8">Art<text:span text:style-name="T5">works.</text:span></text:p>
          <text:list>
            <text:list-item>
              <text:p text:style-name="P12">Adrian Flury.</text:p>
              <text:list>
                <text:list-item>
                  <text:p text:style-name="P12">A Place I’ve Never Been. 2014.</text:p>
                </text:list-item>
                <text:list-item>
                  <text:p text:style-name="P12">Using vacation photos gathered with the internet, a reconstructed video of the Temple of Athena.</text:p>
                </text:list-item>
                <text:list-item>
                  <text:p text:style-name="P13">Reminds me of AI art.</text:p>
                </text:list-item>
                <text:list-item>
                  <text:p text:style-name="P13">Trippy and outside of time feeling. </text:p>
                </text:list-item>
              </text:list>
            </text:list-item>
            <text:list-item>
              <text:p text:style-name="P12">Athur Jafar.</text:p>
              <text:list>
                <text:list-item>
                  <text:p text:style-name="P12">Love is The Message, The Message Is Death. 2016. </text:p>
                  <text:list>
                    <text:list-item>
                      <text:p text:style-name="P12">A hiphop music video featuring explicit club scenes, back to back with violent videos of racial violence. </text:p>
                    </text:list-item>
                    <text:list-item>
                      <text:p text:style-name="P13">Very intense emotionally.</text:p>
                    </text:list-item>
                    <text:list-item>
                      <text:p text:style-name="P13">A lot of contrasting elements. </text:p>
                    </text:list-item>
                  </text:list>
                </text:list-item>
              </text:list>
            </text:list-item>
            <text:list-item>
              <text:p text:style-name="P11">Carrie Mae Weems</text:p>
              <text:list>
                <text:list-item>
                  <text:p text:style-name="P11">Afro-chic. 2009.</text:p>
                  <text:list>
                    <text:list-item>
                      <text:p text:style-name="P11">Depicts a fashion show, where alternating black woman performers, and white woman in blond Afros, preforming in front of Angela Davis, and Hughie Newton. </text:p>
                    </text:list-item>
                    <text:list-item>
                      <text:p text:style-name="P13">Very on the nose, also very effective. </text:p>
                    </text:list-item>
                  </text:list>
                </text:list-item>
              </text:list>
            </text:list-item>
            <text:list-item>
              <text:p text:style-name="P9">Ebony G. Patterson.</text:p>
              <text:list>
                <text:list-item>
                  <text:p text:style-name="P9">Jamaica. 1981.</text:p>
                  <text:list>
                    <text:list-item>
                      <text:p text:style-name="P9">Series of installations featuring Jamaican wildlife. </text:p>
                    </text:list-item>
                    <text:list-item>
                      <text:p text:style-name="P13"><text:soft-page-break/>I feel like the video doesn’t do the installation justice. </text:p>
                    </text:list-item>
                    <text:list-item>
                      <text:p text:style-name="P13">I wish I had more context for this. </text:p>
                    </text:list-item>
                  </text:list>
                </text:list-item>
              </text:list>
            </text:list-item>
            <text:list-item>
              <text:p text:style-name="P11">Francesca Woodman</text:p>
              <text:list>
                <text:list-item>
                  <text:p text:style-name="P11">Eating hamburger. 1982.</text:p>
                  <text:list>
                    <text:list-item>
                      <text:p text:style-name="P11">An actor dressed like Any Warhol eats a Burger King hamburger.</text:p>
                    </text:list-item>
                    <text:list-item>
                      <text:p text:style-name="P13">I wish we had the time to watch the whole thing and dissect it like in visual thinking. </text:p>
                    </text:list-item>
                  </text:list>
                </text:list-item>
              </text:list>
            </text:list-item>
            <text:list-item>
              <text:p text:style-name="P8">Gillian Wearing.</text:p>
              <text:list>
                <text:list-item>
                  <text:p text:style-name="P10">2 into 1.</text:p>
                  <text:list>
                    <text:list-item>
                      <text:p text:style-name="P10">Back and forth footage of two young boys and an older woman. They are lipsynced to have opposite voices. The mother speaks about her love for the disobedient kids. The kids degrade the mother, calling her old, ugly, and disorganized. </text:p>
                    </text:list-item>
                    <text:list-item>
                      <text:p text:style-name="P13">I don’t know what to make of this.</text:p>
                    </text:list-item>
                    <text:list-item>
                      <text:p text:style-name="P13">The lipsyncing feels gimmicy.</text:p>
                      <text:list>
                        <text:list-item>
                          <text:p text:style-name="P13">The dialogue is already weirdly gripping and uncomfortable. <text:s/></text:p>
                        </text:list-item>
                      </text:list>
                    </text:list-item>
                  </text:list>
                </text:list-item>
                <text:list-item>
                  <text:p text:style-name="P8">60 minutes of silence. 1963.</text:p>
                  <text:list>
                    <text:list-item>
                      <text:p text:style-name="P8">Military personal stand for a group portrait, however stand for one hour. They slowly wiggle. </text:p>
                    </text:list-item>
                    <text:list-item>
                      <text:p text:style-name="P8">Installed in a frame. </text:p>
                    </text:list-item>
                    <text:list-item>
                      <text:p text:style-name="P13">Seems like it would fit well in a gallery. </text:p>
                    </text:list-item>
                    <text:list-item>
                      <text:p text:style-name="P13">Interesting social experiment. I want to hear what the models have to say about it. </text:p>
                    </text:list-item>
                  </text:list>
                </text:list-item>
                <text:list-item>
                  <text:p text:style-name="P8">Self Portrait As My Sister Jane. 2003. </text:p>
                  <text:list>
                    <text:list-item>
                      <text:p text:style-name="P8">Part of a series</text:p>
                    </text:list-item>
                    <text:list-item>
                      <text:p text:style-name="P8">Makes silicon masks of family, wears them, and takes a self portrait.</text:p>
                    </text:list-item>
                    <text:list-item>
                      <text:p text:style-name="P13">Creepy and weird. I love it. </text:p>
                    </text:list-item>
                    <text:list-item>
                      <text:p text:style-name="P13">I wish we got to see all of these. And again go through it slowly like in visual thinking. </text:p>
                    </text:list-item>
                  </text:list>
                </text:list-item>
              </text:list>
            </text:list-item>
            <text:list-item>
              <text:p text:style-name="P9">Howardena Pindell. </text:p>
              <text:list>
                <text:list-item>
                  <text:p text:style-name="P9">Free white and 21. </text:p>
                  <text:list>
                    <text:list-item>
                      <text:p text:style-name="P9">Line from many old films, about how people who are free white and 21 are immune from harm or control. </text:p>
                    </text:list-item>
                    <text:list-item>
                      <text:p text:style-name="P9">Pindell, a black woman, talks about her childhood, and the racial violence she experienced. While she does this, she wraps herself in bandages, mirroring some of these experiences. Part way through, a white woman says that Pindells experiences aren't relatable and <text:span text:style-name="T5">other dismissing remarks. </text:span></text:p>
                    </text:list-item>
                    <text:list-item>
                      <text:p text:style-name="P13">I found this engaging. The adversary character's remarks felt well placed. </text:p>
                    </text:list-item>
                    <text:list-item>
                      <text:p text:style-name="P13">I think its really that diolgue between Pindell and the adversary that makes it interesting to me. </text:p>
                    </text:list-item>
                  </text:list>
                </text:list-item>
              </text:list>
            </text:list-item>
            <text:list-item>
              <text:p text:style-name="P12">Louise Lawer.</text:p>
              <text:list>
                <text:list-item>
                  <text:p text:style-name="P12">Birdcalls. 1972.</text:p>
                  <text:list>
                    <text:list-item>
                      <text:p text:style-name="P12">An installation at a nature reserve, where fake bird calls are played, the bird calls derived from famous male artist’s names. </text:p>
                    </text:list-item>
                    <text:list-item>
                      <text:p text:style-name="P14">We barely watched any of this. It felt weird to engage with a soundscape like this so briefly. </text:p>
                    </text:list-item>
                    <text:list-item>
                      <text:p text:style-name="P14">I wish the names were a twist. Like I listen for several minutes, and then am given the list. And then I can begin to pick out the names from the bird calls. </text:p>
                    </text:list-item>
                    <text:list-item>
                      <text:p text:style-name="P14">Aside from the choice of names, I find it hard to read the feminist commentary. </text:p>
                    </text:list-item>
                  </text:list>
                </text:list-item>
              </text:list>
            </text:list-item>
            <text:list-item>
              <text:p text:style-name="P12">Pope.L.</text:p>
              <text:list>
                <text:list-item>
                  <text:p text:style-name="P12">Crawl a.k.a. Tompskin Square Crawl. 1991.</text:p>
                  <text:list>
                    <text:list-item>
                      <text:p text:style-name="P12"><text:soft-page-break/>Pope, dressed in a suit, and carrying a flower, crawls down the hot New York City street. </text:p>
                    </text:list-item>
                    <text:list-item>
                      <text:p text:style-name="P14">I liked the interviews. Pope seems fun. </text:p>
                    </text:list-item>
                    <text:list-item>
                      <text:p text:style-name="P14">Interesting performance art. </text:p>
                    </text:list-item>
                  </text:list>
                </text:list-item>
              </text:list>
            </text:list-item>
          </text:list>
        </text:list-item>
        <text:list-item>
          <text:p text:style-name="P5">Homework: <text:span text:style-name="T4">video self portrait.</text:span></text:p>
          <text:list>
            <text:list-item>
              <text:p text:style-name="P6">1-3 video. </text:p>
            </text:list-item>
            <text:list-item>
              <text:p text:style-name="P6"><text:span text:style-name="T5">R</text:span>esearch log.</text:p>
              <text:list>
                <text:list-item>
                  <text:p text:style-name="P8">40% of grade.</text:p>
                </text:list-item>
                <text:list-item>
                  <text:p text:style-name="P10">Updated weekly.</text:p>
                </text:list-item>
                <text:list-item>
                  <text:p text:style-name="P7">These notes probably lol.</text:p>
                </text:list-item>
                <text:list-item>
                  <text:p text:style-name="P10">Reflections of how I’m understanding the course. </text:p>
                </text:list-item>
                <text:list-item>
                  <text:p text:style-name="P10">Artist bibliographies. </text:p>
                </text:list-item>
                <text:list-item>
                  <text:p text:style-name="P10">Demonstrate on going research. </text:p>
                </text:list-item>
              </text:list>
            </text:list-item>
          </text:list>
        </text:list-item>
        <text:list-item>
          <text:p text:style-name="P13">Reflection:</text:p>
          <text:list>
            <text:list-item>
              <text:p text:style-name="P2">This is a mess, I wish I started taking notes at the very start.</text:p>
            </text:list-item>
            <text:list-item>
              <text:p text:style-name="P13">This is a lot of work. The research seems especially intense. I guess this class is taking the place of drawing fundamentals, still tho. </text:p>
            </text:list-item>
            <text:list-item>
              <text:p text:style-name="P13">The class is very fast. We looked at so many different artworks, yet I feel like we didn’t engage with any of them. Most of them we didn’t even watch to completion. </text:p>
            </text:list-item>
            <text:list-item>
              <text:p text:style-name="P13">I was very hungry. I have to reconsider when I eat for my new schedule. I suppose I am getting up two hours earlier, and eating breakfast two hours earlier. </text:p>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 PL New Sung" svg:font-family="'AR PL New Sung'"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AR PL New Sung"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AR PL New Sung"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 style:font-family-complex="'Noto Sans Devanagari'" style:font-family-generic-complex="swiss"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17T15:14:53.045222038</meta:creation-date>
    <dc:date>2023-01-17T17:27:45.638650060</dc:date>
    <meta:editing-duration>PT1H51M51S</meta:editing-duration>
    <meta:editing-cycles>7</meta:editing-cycles>
    <meta:generator>LibreOffice/7.3.7.2$Linux_X86_64 LibreOffice_project/30$Build-2</meta:generator>
    <meta:document-statistic meta:table-count="0" meta:image-count="0" meta:object-count="0" meta:page-count="3" meta:paragraph-count="98" meta:word-count="899" meta:character-count="4866" meta:non-whitespace-character-count="4108"/>
  </office:meta>
</office:document-meta>
</file>